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4814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2c001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66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08cm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 draw:shadow="visibl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52cm" svg:stroke-color="#ff00cc" draw:marker-start-width="0.427cm" draw:marker-end-width="0.427cm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2cm" svg:stroke-color="#3333ff" draw:marker-start-width="0.427cm" draw:marker-end-width="0.427cm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00c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2cm" svg:stroke-color="#ff99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52cm" svg:stroke-color="#cc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8.382cm" svg:x="2.432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718cm" svg:y="6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702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58cm" svg:height="0.551cm" svg:x="2.736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58cm" svg:height="0.551cm" svg:x="2.736cm" svg:y="2.8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58cm" svg:height="0.551cm" svg:x="2.73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58cm" svg:height="0.551cm" svg:x="4.51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458cm" svg:height="0.551cm" svg:x="6.546cm" svg:y="2.4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58cm" svg:height="0.551cm" svg:x="3.879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51cm" svg:x="7.766cm" svg:y="2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7.766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51cm" svg:x="7.512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7.512cm" svg:y="9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51cm" svg:x="2.94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2.94cm" svg:y="9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97cm" svg:x="3.829cm" svg:y="9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0.297cm" svg:x="4.229cm" svg:y="9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97cm" svg:x="4.629cm" svg:y="9.7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0.635cm" svg:x="3.575cm" svg:y="4.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27cm" svg:height="0.127cm" svg:x="4.337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4.637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4.3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4.6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737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4.037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7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4.0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3.048cm" svg:x="7.586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127cm" svg:height="0.127cm" svg:x="7.71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7.713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8.013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3.048cm" svg:x="2.686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127cm" svg:height="0.127cm" svg:x="2.81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2.813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113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191cm" svg:height="0.758cm" svg:x="4.683cm" svg:y="8.493cm">
          <draw:text-box>
            <text:p><text:span text:style-name="T1">Target</text:span></text:p>
          </draw:text-box>
        </draw:frame>
        <draw:g>
          <draw:custom-shape draw:style-name="gr11" draw:text-style-name="P1" draw:layer="layout" svg:width="4.953cm" svg:height="2.286cm" svg:x="2.905cm" svg:y="1.8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1.905cm" svg:height="1.397cm" svg:x="5.191cm" svg:y="2.2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197cm" svg:height="0.197cm" svg:x="7.096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842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588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3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08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826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572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318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06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81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556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302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048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79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5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286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7.096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842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588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334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6.08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826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572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318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5.064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81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556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302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048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794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54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286cm" svg:y="2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556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302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048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794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54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286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556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302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4.048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794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54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97cm" svg:height="0.197cm" svg:x="3.286cm" svg:y="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58cm" svg:height="0.254cm" svg:x="4.098cm" svg:y="2.77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254cm" svg:height="0.254cm" svg:x="4.175cm" svg:y="2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19cm" svg:height="0.635cm" svg:x="2.778cm" svg:y="2.6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458cm" svg:height="0.381cm" svg:x="3.413cm" svg:y="3.03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2" draw:layer="layout" svg:width="4.191cm" svg:height="1.047cm" svg:x="4.683cm" svg:y="2.27cm">
          <draw:text-box>
            <text:p><text:span text:style-name="T1">Leash Debugger</text:span></text:p>
            <text:p><text:span text:style-name="T1">(WiFi Mini)</text:span></text:p>
          </draw:text-box>
        </draw:frame>
        <draw:line draw:style-name="gr13" draw:text-style-name="P1" draw:layer="layout" svg:x1="3.921cm" svg:y1="3.921cm" svg:x2="3.794cm" svg:y2="5.064cm">
          <text:p/>
        </draw:line>
        <draw:line draw:style-name="gr14" draw:text-style-name="P1" draw:layer="layout" svg:x1="4.175cm" svg:y1="3.921cm" svg:x2="4.048cm" svg:y2="5.064cm">
          <text:p/>
        </draw:line>
        <draw:line draw:style-name="gr15" draw:text-style-name="P1" draw:layer="layout" svg:x1="4.429cm" svg:y1="3.921cm" svg:x2="4.429cm" svg:y2="5.064cm">
          <text:p/>
        </draw:line>
        <draw:line draw:style-name="gr16" draw:text-style-name="P1" draw:layer="layout" svg:x1="4.683cm" svg:y1="3.921cm" svg:x2="4.683cm" svg:y2="5.064cm">
          <text:p/>
        </draw:line>
        <draw:line draw:style-name="gr17" draw:text-style-name="P1" draw:layer="layout" svg:x1="3.413cm" svg:y1="1.254cm" svg:x2="1.762cm" svg:y2="1.254cm">
          <text:p/>
        </draw:line>
        <draw:line draw:style-name="gr17" draw:text-style-name="P1" draw:layer="layout" svg:x1="1.762cm" svg:y1="1.254cm" svg:x2="1.762cm" svg:y2="9.128cm">
          <text:p/>
        </draw:line>
        <draw:g>
          <draw:custom-shape draw:style-name="gr8" draw:text-style-name="P1" draw:layer="layout" svg:width="0.381cm" svg:height="0.889cm" svg:x="2.651cm" svg:y="8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127cm" svg:height="0.127cm" svg:x="2.778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127cm" svg:height="0.127cm" svg:x="2.778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127cm" svg:height="0.127cm" svg:x="2.778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" draw:layer="layout" svg:x1="2.778cm" svg:y1="9.128cm" svg:x2="1.762cm" svg:y2="9.128cm">
          <text:p/>
        </draw:line>
        <draw:line draw:style-name="gr17" draw:text-style-name="P1" draw:layer="layout" svg:x1="3.413cm" svg:y1="2.143cm" svg:x2="3.413cm" svg:y2="1.254cm">
          <text:p/>
        </draw:line>
        <draw:line draw:style-name="gr18" draw:text-style-name="P1" draw:layer="layout" svg:x1="3.667cm" svg:y1="2.143cm" svg:x2="3.667cm" svg:y2="1.508cm">
          <text:p/>
        </draw:line>
        <draw:line draw:style-name="gr18" draw:text-style-name="P1" draw:layer="layout" svg:x1="1.889cm" svg:y1="1.508cm" svg:x2="3.667cm" svg:y2="1.508cm">
          <text:p/>
        </draw:line>
        <draw:line draw:style-name="gr18" draw:text-style-name="P1" draw:layer="layout" svg:x1="1.889cm" svg:y1="8.747cm" svg:x2="2.905cm" svg:y2="8.747cm">
          <text:p/>
        </draw:line>
        <draw:line draw:style-name="gr18" draw:text-style-name="P1" draw:layer="layout" svg:x1="2.016cm" svg:y1="8.747cm" svg:x2="2.016cm" svg:y2="1.5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-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668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5:08:20.074314742</meta:creation-date>
    <dc:date>2015-10-27T15:22:38.206995614</dc:date>
    <meta:editing-duration>PT30M6S</meta:editing-duration>
    <meta:editing-cycles>4</meta:editing-cycles>
    <meta:generator>LibreOffice/4.2.8.2$Linux_X86_64 LibreOffice_project/420m0$Build-2</meta:generator>
    <meta:document-statistic meta:object-count="140"/>
  </office:meta>
</office:document-meta>
</file>